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17a9"/>
    </style:style>
    <style:style style:name="P2" style:family="paragraph" style:parent-style-name="Standard">
      <style:text-properties officeooo:rsid="001717a9" officeooo:paragraph-rsid="001717a9"/>
    </style:style>
    <style:style style:name="T1" style:family="text">
      <style:text-properties officeooo:rsid="001717a9"/>
    </style:style>
    <style:style style:name="T2" style:family="text">
      <style:text-properties officeooo:rsid="0018c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seudo</text:span> code for decimal to base 36 and base 36 to decimal calculator.</text:p>
      <text:p text:style-name="Standard">list operations to be done for user during run time.</text:p>
      <text:p text:style-name="Standard"><text:tab/>give user a choice of program options in a menu.</text:p>
      <text:p text:style-name="P1"><text:tab/>initially this will be:</text:p>
      <text:p text:style-name="P1"><text:tab/>&gt; enter decimal number and convert to base 36 <text:span text:style-name="T1">and print result to screen</text:span>.</text:p>
      <text:p text:style-name="P1"><text:tab/>&gt; enter base 36 number and calculate decimal value <text:span text:style-name="T1">and print result to screen</text:span>.</text:p>
      <text:p text:style-name="P1"><text:tab/><text:span text:style-name="T2">&gt; set idle timeout for program runtime (default of one minute used if not set).</text:span></text:p>
      <text:p text:style-name="P1"><text:tab/><text:span text:style-name="T1">&gt; exit program.</text:span></text:p>
      <text:p text:style-name="P2">After the user has selected an option from the menu the program will:</text:p>
      <text:p text:style-name="P2"><text:tab/>&gt; receive and verify user input.</text:p>
      <text:p text:style-name="P2"><text:tab/>&gt; do conversion calculation.</text:p>
      <text:p text:style-name="P2"><text:tab/>&gt; print result to screen.</text:p>
      <text:p text:style-name="P2"><text:tab/>&gt; display menu choice. (a loop that is exited by user or after a preset program idle timeou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1:15:54.126000000</meta:creation-date>
    <dc:date>2018-12-24T11:34:15.193000000</dc:date>
    <meta:editing-duration>PT6M7S</meta:editing-duration>
    <meta:editing-cycles>1</meta:editing-cycles>
    <meta:document-statistic meta:table-count="0" meta:image-count="0" meta:object-count="0" meta:page-count="1" meta:paragraph-count="13" meta:word-count="129" meta:character-count="695" meta:non-whitespace-character-count="569"/>
    <meta:generator>LibreOffice/5.4.7.2$Windows_X86_64 LibreOffice_project/c838ef25c16710f8838b1faec480ebba495259d0</meta:generator>
  </office:meta>
</office:document-meta>
</file>